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01c" officeooo:paragraph-rsid="001a101c"/>
    </style:style>
    <style:style style:name="P2" style:family="paragraph" style:parent-style-name="Standard">
      <style:text-properties officeooo:rsid="001bd344" officeooo:paragraph-rsid="001bd344"/>
    </style:style>
    <style:style style:name="T1" style:family="text">
      <style:text-properties officeooo:rsid="001c0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ive&gt; create table blackfriday(user_id int,product_id string, gender string, age string, occupation int, city_category string, stay_cc string, married int, pc1 int, pc2 int, pc3 int, purchase int) Row format delimited Fields terminated by ',';</text:p>
      <text:p text:style-name="P1"/>
      <text:p text:style-name="P1"/>
      <text:p text:style-name="P1">hive&gt; load data local inpath '/home/hduser/Desktop/BlackFriday.csv' into table blackfriday;</text:p>
      <text:p text:style-name="P1">Loading data to table default.blackfriday</text:p>
      <text:p text:style-name="P1">Table default.blackfriday stats: [numFiles=1, totalSize=24956107]</text:p>
      <text:p text:style-name="P1">OK</text:p>
      <text:p text:style-name="P1">Time taken: 4.428 seconds</text:p>
      <text:p text:style-name="P1"/>
      <text:p text:style-name="P1"/>
      <text:p text:style-name="P2">hive&gt; insert overwrite directory '/home/hduser/hiveoutput/hivequery1' Row Format Delimited Fields terminated by ',' stored as textfile select sum(purchase) from blackfriday group by gender;</text:p>
      <text:p text:style-name="P2">Query ID = hduser_20181224180114_576cfa97-3af6-402f-b798-249b5ab6d148</text:p>
      <text:p text:style-name="P2">Total jobs = 1</text:p>
      <text:p text:style-name="P2">Launching Job 1 out of 1</text:p>
      <text:p text:style-name="P2">Number of reduce tasks not specified. Estimated from input data siz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545663595130_0001, Tracking URL = http://<text:span text:style-name="T1">arun</text:span>:8088/proxy/application_1545663595130_0001/</text:p>
      <text:p text:style-name="P2">Kill Command = /usr/local/hadoop/bin/hadoop job <text:s/>-kill job_1545663595130_000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7:29:17.428005874</meta:creation-date>
    <dc:date>2018-12-24T19:22:09.396923581</dc:date>
    <meta:editing-duration>PT9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6" meta:character-count="1299" meta:non-whitespace-character-count="1155"/>
  </office:meta>
</office:document-meta>
</file>